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9327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0626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2">
            <text:p>05/12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RCV.NXT; # RCV.NXT should be set to 0 on init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SEQ.LEN;</text:p>
            <text:p><text:s text:c="2"/>SEG.isAck ← True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 on SendBuffer;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window size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M.state() == ESTABLISHED &amp;&amp; if SND.UNA &lt; SEG.ACK &lt;= SND.NXT: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Duplicate strictly less than SND.UNA</text:p>
            <text:p><text:span text:style-name="T2">Else if ACK &amp;&amp; SEG.ACK &lt; SND.UNA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0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/>
            <text:p>Else If data:</text:p>
            <text:p><text:s text:c="2"/>Save packet in priority queue to keep packets ordered</text:p>
            <text:p><text:s text:c="2"/># put as many in order packets as we can into the receive buffer</text:p>
            <text:p><text:s text:c="2"/>If queue.top() == packet just inserted:</text:p>
            <text:p><text:s text:c="4"/># congestion control will need to keep analogous info so it can update receive window</text:p>
            <text:p><text:s text:c="4"/>Save as much contiguous data in receive buffer as we can;</text:p>
            <text:p><text:s text:c="4"/>RCV.NXT ← RCV.NXT + amount put in receive buffer;</text:p>
            <text:p><text:s text:c="4"/>Send ACK</text:p>
            <text:p><text:s text:c="4"/>[ReceiveBufferNotEmpty];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9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1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5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2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2T12:06:21</dc:date>
    <dc:creator>Randy Buck</dc:creator>
    <meta:editing-duration>PT510H32M38S</meta:editing-duration>
    <meta:editing-cycles>227</meta:editing-cycles>
    <meta:generator>OpenOffice.org/3.2$Unix OpenOffice.org_project/320m12$Build-9483</meta:generator>
    <meta:printed-by>Randy Buck</meta:printed-by>
    <meta:print-date>2011-05-11T17:23:36</meta:print-date>
    <meta:document-statistic meta:table-count="3" meta:cell-count="42" meta:object-count="0"/>
  </office:meta>
</office:document-meta>
</file>